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0.73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Action</text:p>
          </table:table-cell>
          <table:table-cell office:value-type="string">
            <text:p>Admin</text:p>
          </table:table-cell>
          <table:table-cell office:value-type="string">
            <text:p>Committee</text:p>
          </table:table-cell>
          <table:table-cell office:value-type="string">
            <text:p>Treasurer</text:p>
          </table:table-cell>
          <table:table-cell office:value-type="string">
            <text:p>President</text:p>
          </table:table-cell>
          <table:table-cell office:value-type="string">
            <text:p>Secutary</text:p>
          </table:table-cell>
          <table:table-cell office:value-type="string">
            <text:p>Core – Member</text:p>
          </table:table-cell>
          <table:table-cell office:value-type="string">
            <text:p>Ex member</text:p>
          </table:table-cell>
          <table:table-cell office:value-type="string">
            <text:p>Show off account</text:p>
          </table:table-cell>
        </table:table-row>
        <table:table-row table:style-name="ro1">
          <table:table-cell office:value-type="string">
            <text:p>Users</text:p>
          </table:table-cell>
          <table:table-cell office:value-type="string">
            <text:p>Make user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ew users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dit self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/>
          <table:table-cell office:value-type="string">
            <text:p>Edit other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ake Delete user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al Delete user</text:p>
          </table:table-cell>
          <table:table-cell office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ke group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icket</text:p>
          </table:table-cell>
          <table:table-cell office:value-type="string">
            <text:p>File ticket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ew tickets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table:number-columns-repeated="3" office:value-type="string">
            <text:p>y</text:p>
          </table:table-cell>
        </table:table-row>
        <table:table-row table:style-name="ro1">
          <table:table-cell/>
          <table:table-cell office:value-type="string">
            <text:p>Edit ticket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ment on ticket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 ticket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ake delete ticket (normal)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al delete ticket (normal)</text:p>
          </table:table-cell>
          <table:table-cell office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al delete ticket (accounts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lose ticket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Bailing rota</text:p>
          </table:table-cell>
          <table:table-cell office:value-type="string">
            <text:p>View rota</text:p>
          </table:table-cell>
          <table:table-cell table:number-columns-repeated="2" office:value-type="string">
            <text:p>y</text:p>
          </table:table-cell>
          <table:table-cell/>
          <table:table-cell table:number-columns-repeated="3"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dit rota</text:p>
          </table:table-cell>
          <table:table-cell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Files</text:p>
          </table:table-cell>
          <table:table-cell office:value-type="string">
            <text:p>Make files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dit self files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/>
          <table:table-cell office:value-type="string">
            <text:p>Fake remove self files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/>
          <table:table-cell office:value-type="string">
            <text:p>Fake remove all files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al Delete all files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dit icons</text:p>
          </table:table-cell>
          <table:table-cell office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unts</text:p>
          </table:table-cell>
          <table:table-cell office:value-type="string">
            <text:p>Make punt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ew punts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table:number-columns-repeated="3" office:value-type="string">
            <text:p>y</text:p>
          </table:table-cell>
        </table:table-row>
        <table:table-row table:style-name="ro1">
          <table:table-cell/>
          <table:table-cell office:value-type="string">
            <text:p>View punt maintanance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dit punt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lete pun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comission punt</text:p>
          </table:table-cell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d tickets to maintanence log of punt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ccounts</text:p>
          </table:table-cell>
          <table:table-cell office:value-type="string">
            <text:p>Make account item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it account item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ke remove account item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ew accounts</text:p>
          </table:table-cell>
          <table:table-cell table:number-columns-repeated="4" office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mmarise accounts</text:p>
          </table:table-cell>
          <table:table-cell table:number-columns-repeated="4" office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al delete account item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account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it account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lete accoun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es </meta:initial-creator>
    <meta:creation-date>2013-03-28T21:18:14</meta:creation-date>
    <dc:date>2013-03-28T23:02:54</dc:date>
    <dc:creator>giles </dc:creator>
    <meta:editing-duration>PT1H5M53S</meta:editing-duration>
    <meta:editing-cycles>1</meta:editing-cycles>
    <meta:document-statistic meta:table-count="1" meta:cell-count="155" meta:object-count="0"/>
    <meta:generator>LibreOffice/3.6$Linux_x86 LibreOffice_project/360m1$Build-2</meta:generator>
  </office:meta>
</office:document-meta>
</file>